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221af" officeooo:paragraph-rsid="000221af"/>
    </style:style>
    <style:style style:name="P3" style:family="paragraph" style:parent-style-name="Standard">
      <style:paragraph-properties fo:text-align="center" style:justify-single-word="false"/>
      <style:text-properties officeooo:rsid="000221af" officeooo:paragraph-rsid="000221af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21af" officeooo:paragraph-rsid="000221af"/>
    </style:style>
    <style:style style:name="P5" style:family="paragraph" style:parent-style-name="Standard">
      <style:paragraph-properties fo:text-align="justify" style:justify-single-word="false"/>
      <style:text-properties officeooo:rsid="000221af" officeooo:paragraph-rsid="000221af"/>
    </style:style>
    <style:style style:name="P6" style:family="paragraph" style:parent-style-name="Standard">
      <style:paragraph-properties fo:text-align="justify" style:justify-single-word="false"/>
      <style:text-properties officeooo:rsid="000260e6" officeooo:paragraph-rsid="000260e6"/>
    </style:style>
    <style:style style:name="T1" style:family="text">
      <style:text-properties officeooo:rsid="00022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LAMBDA</text:span></text:p>
      <text:p text:style-name="P2">La expresiones lambda son un metodo es decir hay que darle cosas(parametros) y devuelven cosas</text:p>
      <text:p text:style-name="P2">Metodo anonimo = es un metodo sin el nombre del metodo , solo se ponen los paremtro del metodo</text:p>
      <text:p text:style-name="P2"/>
      <text:p text:style-name="P2">Los parametros ahora van en la izquierda, si hay un parametro sin parentisi cuasndo hay 2 si y si hay 0 con parentesis, NO HAY QUE PONER RETURN (no es necesario)</text:p>
      <text:p text:style-name="P2"/>
      <text:p text:style-name="P4">EXPRESION GENERAL:</text:p>
      <text:p text:style-name="P2">1-Cuando no hay mas de una linea</text:p>
      <text:p text:style-name="P2">(PARAMETRO) - &gt; SYSO(“HOLA MUNDO”); </text:p>
      <text:p text:style-name="P2"/>
      <text:p text:style-name="P2">2- Cuando hay mas de una linea</text:p>
      <text:p text:style-name="P2">(PARAMETRO) - &gt; { SYSO(“UNA LINEA”);</text:p>
      <text:p text:style-name="P2"><text:tab/><text:tab/><text:tab/>SYSO(“OTRA LINEA”); }; </text:p>
      <text:p text:style-name="P3">INTERFACES FUNCIONALES</text:p>
      <text:p text:style-name="P2">Una interfaz funcional es un metodo que es abstracto abstracto + o -</text:p>
      <text:p text:style-name="P2">¿Que es un clase y un metodo anonimo?</text:p>
      <text:p text:style-name="P2">Es un clase que no describe nada por ejemplo, public class Coche</text:p>
      <text:p text:style-name="P6">El metodo consumer</text:p>
      <text:p text:style-name="P6">lo unico que hace es cosnumir , denomento no devuekve nada <text:s/></text:p>
      <text:p text:style-name="P2"><text:s text:c="9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2:44:51.210000000</meta:creation-date>
    <dc:date>2023-03-22T10:56:13.733000000</dc:date>
    <meta:editing-duration>PT2H23M54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7" meta:word-count="145" meta:character-count="812" meta:non-whitespace-character-count="666"/>
  </office:meta>
</office:document-meta>
</file>